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46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ri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SND_SOC_MX27VIS_AIC32X4</text:p>
          </table:table-cell>
          <table:table-cell office:value-type="string" calcext:value-type="string">
            <text:p>Say Y if you want to add support for SoC audio on Visstrim SM10 board with TLV320AIC32X4 codec.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NOMMU_INITIAL_TRIM_EXCESS</text:p>
          </table:table-cell>
          <table:table-cell table:style-name="Default" office:value-type="string" calcext:value-type="string">
            <text:p>The NOMMU mmap() frequently needs to allocate large contiguous chunks of memory on which to store mappings, but it can only ask the system allocator for chunks in 2^N*PAGE_SIZE amounts - which is frequently more than it requires. <text:s/>To deal with this, mmap() is able to trim off the excess and return it to the allocator. <text:s/>If trimming is enabled, the excess is trimmed off and returned to the system allocator, which can cause extra fragmentation, particularly if there are a lot of transient processes. <text:s/>If trimming is disabled, the excess is kept, but not used, which for long-term mappings means that the space is wasted. <text:s/>Trimming can be dynamically controlled through a sysctl option (/proc/sys/vm/nr_trim_pages) which specifies the minimum number of excess pages there must be before trimming should occur, or zero if no trimming is to occur. <text:s/>This option specifies the initial value of this option. <text:s/>The default of 1 says that all excess pages should be trimmed. <text:s/>See Documentation/nommu-mmap.txt for more information.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MACH_IMX27_VISSTRIM_M10</text:p>
          </table:table-cell>
          <table:table-cell office:value-type="string" calcext:value-type="string">
            <text:p>Include support for Visstrim_m10 platform and its different variants. This includes specific configurations for the board and its peripherals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date>2019-05-28T15:25:28.301904341</dc:date>
    <meta:editing-duration>PT53S</meta:editing-duration>
    <meta:editing-cycles>1</meta:editing-cycles>
    <meta:document-statistic meta:table-count="1" meta:cell-count="6" meta:object-count="0"/>
  </office:meta>
</office:document-meta>
</file>